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77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1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標楷體" fo:font-size="32pt" style:font-name-asian="標楷體" style:font-size-asian="32pt" style:font-size-complex="32pt"/>
    </style:style>
    <style:style style:name="P3" style:family="paragraph">
      <style:text-properties fo:color="#000000"/>
    </style:style>
    <style:style style:name="P4" style:family="paragraph">
      <loext:graphic-properties draw:fill="none" draw:fill-color="#ffffff"/>
      <style:text-properties fo:color="#000000" style:font-name="標楷體" fo:font-size="26pt" style:font-name-asian="標楷體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標楷體" fo:font-size="24pt" style:font-name-asian="標楷體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標楷體" fo:font-size="32pt" style:font-name-asian="標楷體" style:font-size-asian="32pt" style:font-size-complex="32pt"/>
    </style:style>
    <style:style style:name="T2" style:family="text">
      <style:text-properties fo:color="#000000" style:font-name="標楷體" fo:font-size="26pt" style:font-name-asian="標楷體" style:font-size-asian="26pt" style:font-size-complex="26pt"/>
    </style:style>
    <style:style style:name="T3" style:family="text">
      <style:text-properties style:font-name="標楷體" fo:font-size="24pt" style:font-name-asian="標楷體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1" draw:layer="layout" svg:width="7.4cm" svg:height="9.6cm" svg:x="10.602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02cm" svg:y1="10.975cm" svg:x2="18.002cm" svg:y2="10.975cm">
          <text:p/>
        </draw:line>
        <draw:frame draw:style-name="gr3" draw:text-style-name="P2" draw:layer="layout" svg:width="2.475cm" svg:height="1.606cm" svg:x="12.902cm" svg:y="8.175cm">
          <draw:text-box>
            <text:p><text:span text:style-name="T1">名</text:span><text:span text:style-name="T1">N</text:span></text:p>
          </draw:text-box>
        </draw:frame>
        <draw:frame draw:style-name="gr3" draw:text-style-name="P2" draw:layer="layout" svg:width="2.475cm" svg:height="1.606cm" svg:x="13.031cm" svg:y="12.175cm">
          <draw:text-box>
            <text:p><text:span text:style-name="T1">述</text:span><text:span text:style-name="T1">P</text:span></text:p>
          </draw:text-box>
        </draw:frame>
        <draw:custom-shape draw:style-name="gr1" draw:text-style-name="P1" draw:layer="layout" svg:width="7.4cm" svg:height="9.6cm" svg:x="20.202cm" svg:y="5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02cm" svg:y1="10.875cm" svg:x2="27.602cm" svg:y2="10.875cm">
          <text:p/>
        </draw:line>
        <draw:frame draw:style-name="gr4" draw:text-style-name="P2" draw:layer="layout" svg:width="5.854cm" svg:height="1.606cm" svg:x="21.002cm" svg:y="8.375cm">
          <draw:text-box>
            <text:p><text:span text:style-name="T1">實</text:span><text:span text:style-name="T1">R <text:s/></text:span><text:span text:style-name="T1">虛</text:span><text:span text:style-name="T1">I</text:span></text:p>
          </draw:text-box>
        </draw:frame>
        <draw:frame draw:style-name="gr4" draw:text-style-name="P2" draw:layer="layout" svg:width="5.854cm" svg:height="1.606cm" svg:x="21.002cm" svg:y="11.975cm">
          <draw:text-box>
            <text:p><text:span text:style-name="T1">動</text:span><text:span text:style-name="T1">V <text:s/></text:span><text:span text:style-name="T1">靜</text:span><text:span text:style-name="T1">H</text:span></text:p>
          </draw:text-box>
        </draw:frame>
        <draw:line draw:style-name="gr2" draw:text-style-name="P1" draw:layer="layout" svg:x1="23.802cm" svg:y1="5.975cm" svg:x2="24.002cm" svg:y2="15.575cm">
          <text:p/>
        </draw:line>
        <draw:custom-shape draw:style-name="gr5" draw:text-style-name="P1" draw:layer="layout" svg:width="1.2cm" svg:height="1.6cm" svg:x="18.502cm" svg:y="10.1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7.4cm" svg:height="9.6cm" svg:x="1.202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475cm" svg:height="1.606cm" svg:x="3.602cm" svg:y="10.369cm">
          <draw:text-box>
            <text:p><text:span text:style-name="T1">詞</text:span><text:span text:style-name="T1">W</text:span></text:p>
          </draw:text-box>
        </draw:frame>
        <draw:custom-shape draw:style-name="gr5" draw:text-style-name="P1" draw:layer="layout" svg:width="1.2cm" svg:height="1.6cm" svg:x="9.002cm" svg:y="10.1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3.271cm" svg:height="1.606cm" svg:x="3.301cm" svg:y="16.975cm">
          <draw:text-box>
            <text:p text:style-name="P3"><text:span text:style-name="T2">太極語</text:span></text:p>
          </draw:text-box>
        </draw:frame>
        <draw:frame draw:style-name="gr6" draw:text-style-name="P4" draw:layer="layout" svg:width="3.271cm" svg:height="1.606cm" svg:x="12.73cm" svg:y="16.969cm">
          <draw:text-box>
            <text:p text:style-name="P3"><text:span text:style-name="T2">兩儀語</text:span></text:p>
          </draw:text-box>
        </draw:frame>
        <draw:frame draw:style-name="gr6" draw:text-style-name="P4" draw:layer="layout" svg:width="3.271cm" svg:height="1.606cm" svg:x="22.53cm" svg:y="16.975cm">
          <draw:text-box>
            <text:p text:style-name="P3"><text:span text:style-name="T2">四象語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1" draw:layer="layout" svg:width="7.4cm" svg:height="9.6cm" svg:x="3.4cm" svg:y="7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4cm" svg:y1="12.101cm" svg:x2="10.8cm" svg:y2="12.101cm">
          <text:p/>
        </draw:line>
        <draw:frame draw:style-name="gr4" draw:text-style-name="P2" draw:layer="layout" svg:width="5.854cm" svg:height="1.606cm" svg:x="4.2cm" svg:y="9.601cm">
          <draw:text-box>
            <text:p><text:span text:style-name="T1">實</text:span><text:span text:style-name="T1">R <text:s/></text:span><text:span text:style-name="T1">虛</text:span><text:span text:style-name="T1">I</text:span></text:p>
          </draw:text-box>
        </draw:frame>
        <draw:frame draw:style-name="gr4" draw:text-style-name="P2" draw:layer="layout" svg:width="5.854cm" svg:height="1.606cm" svg:x="4.2cm" svg:y="13.201cm">
          <draw:text-box>
            <text:p><text:span text:style-name="T1">動</text:span><text:span text:style-name="T1">V <text:s/></text:span><text:span text:style-name="T1">靜</text:span><text:span text:style-name="T1">H</text:span></text:p>
          </draw:text-box>
        </draw:frame>
        <draw:line draw:style-name="gr2" draw:text-style-name="P1" draw:layer="layout" svg:x1="7cm" svg:y1="7.201cm" svg:x2="7.2cm" svg:y2="16.801cm">
          <text:p/>
        </draw:line>
        <draw:custom-shape draw:style-name="gr5" draw:text-style-name="P1" draw:layer="layout" svg:width="1.2cm" svg:height="1.6cm" svg:x="12.8cm" svg:y="11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4.8cm" svg:height="5.8cm" svg:x="17.7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9cm" svg:y1="12.201cm" svg:x2="24.3cm" svg:y2="12.101cm">
          <text:p/>
        </draw:line>
        <draw:frame draw:style-name="gr9" draw:text-style-name="P6" draw:layer="layout" svg:width="4.6cm" svg:height="1.606cm" svg:x="17.9cm" svg:y="10.495cm">
          <draw:text-box>
            <text:p><text:span text:style-name="T3">實</text:span><text:span text:style-name="T3">R <text:s/></text:span><text:span text:style-name="T3">虛</text:span><text:span text:style-name="T3">I</text:span></text:p>
          </draw:text-box>
        </draw:frame>
        <draw:frame draw:style-name="gr10" draw:text-style-name="P6" draw:layer="layout" svg:width="5.2cm" svg:height="1.606cm" svg:x="17.9cm" svg:y="12.701cm">
          <draw:text-box>
            <text:p><text:span text:style-name="T3">動</text:span><text:span text:style-name="T3">V <text:s/></text:span><text:span text:style-name="T3">靜</text:span><text:span text:style-name="T3">H</text:span></text:p>
          </draw:text-box>
        </draw:frame>
        <draw:line draw:style-name="gr2" draw:text-style-name="P1" draw:layer="layout" svg:x1="20cm" svg:y1="7.201cm" svg:x2="20.2cm" svg:y2="17.201cm">
          <text:p/>
        </draw:line>
        <draw:custom-shape draw:style-name="gr11" draw:text-style-name="P1" draw:layer="layout" svg:width="8.4cm" svg:height="10cm" svg:x="15.9cm" svg:y="7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1cm" svg:y1="8.601cm" svg:x2="21.9cm" svg:y2="10.001cm">
          <text:p/>
        </draw:line>
        <draw:line draw:style-name="gr2" draw:text-style-name="P1" draw:layer="layout" svg:x1="23.1cm" svg:y1="15.601cm" svg:x2="21.9cm" svg:y2="14.001cm">
          <text:p/>
        </draw:line>
        <draw:line draw:style-name="gr2" draw:text-style-name="P1" draw:layer="layout" svg:x1="17.1cm" svg:y1="15.801cm" svg:x2="18.3cm" svg:y2="14.201cm">
          <text:p/>
        </draw:line>
        <draw:line draw:style-name="gr2" draw:text-style-name="P1" draw:layer="layout" svg:x1="17.1cm" svg:y1="8.601cm" svg:x2="18.3cm" svg:y2="10.201cm">
          <text:p/>
        </draw:line>
        <draw:frame draw:style-name="gr12" draw:text-style-name="P7" draw:layer="layout" svg:width="1.647cm" svg:height="1.047cm" svg:x="22.328cm" svg:y="10.154cm">
          <draw:text-box>
            <text:p>時?</text:p>
          </draw:text-box>
        </draw:frame>
        <draw:frame draw:style-name="gr12" draw:text-style-name="P7" draw:layer="layout" svg:width="1.647cm" svg:height="1.047cm" svg:x="20.528cm" svg:y="8.001cm">
          <draw:text-box>
            <text:p>事?</text:p>
          </draw:text-box>
        </draw:frame>
        <draw:frame draw:style-name="gr12" draw:text-style-name="P7" draw:layer="layout" svg:width="1.647cm" svg:height="1.047cm" svg:x="16.128cm" svg:y="13.001cm">
          <draw:text-box>
            <text:p>果?</text:p>
          </draw:text-box>
        </draw:frame>
        <draw:frame draw:style-name="gr12" draw:text-style-name="P7" draw:layer="layout" svg:width="1.647cm" svg:height="1.047cm" svg:x="17.9cm" svg:y="15.354cm">
          <draw:text-box>
            <text:p>因?</text:p>
          </draw:text-box>
        </draw:frame>
        <draw:frame draw:style-name="gr12" draw:text-style-name="P7" draw:layer="layout" svg:width="1.647cm" svg:height="1.047cm" svg:x="16.128cm" svg:y="10.354cm">
          <draw:text-box>
            <text:p>物?</text:p>
          </draw:text-box>
        </draw:frame>
        <draw:frame draw:style-name="gr12" draw:text-style-name="P7" draw:layer="layout" svg:width="1.647cm" svg:height="1.047cm" svg:x="17.828cm" svg:y="8.054cm">
          <draw:text-box>
            <text:p>人?</text:p>
          </draw:text-box>
        </draw:frame>
        <draw:frame draw:style-name="gr12" draw:text-style-name="P7" draw:layer="layout" svg:width="1.647cm" svg:height="1.047cm" svg:x="22.328cm" svg:y="12.954cm">
          <draw:text-box>
            <text:p>地?</text:p>
          </draw:text-box>
        </draw:frame>
        <draw:frame draw:style-name="gr12" draw:text-style-name="P7" draw:layer="layout" svg:width="1.647cm" svg:height="1.047cm" svg:x="20.528cm" svg:y="15.301cm">
          <draw:text-box>
            <text:p>數?</text:p>
          </draw:text-box>
        </draw:frame>
        <draw:frame draw:style-name="gr6" draw:text-style-name="P4" draw:layer="layout" svg:width="3.271cm" svg:height="1.606cm" svg:x="5.6cm" svg:y="17.8cm">
          <draw:text-box>
            <text:p text:style-name="P3"><text:span text:style-name="T2">四象語</text:span></text:p>
          </draw:text-box>
        </draw:frame>
        <draw:frame draw:style-name="gr6" draw:text-style-name="P4" draw:layer="layout" svg:width="3.271cm" svg:height="1.606cm" svg:x="18.6cm" svg:y="18cm">
          <draw:text-box>
            <text:p text:style-name="P3"><text:span text:style-name="T2">八卦語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" svg:font-family="標楷體" style:font-family-generic="scrip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6:12:57.498000000</meta:creation-date>
    <dc:date>2015-12-15T20:15:00.450000000</dc:date>
    <meta:editing-duration>PT1H19M40S</meta:editing-duration>
    <meta:editing-cycles>2</meta:editing-cycles>
    <meta:generator>LibreOffice/4.4.1.2$Windows_x86 LibreOffice_project/45e2de17089c24a1fa810c8f975a7171ba4cd432</meta:generator>
    <meta:document-statistic meta:object-count="69"/>
  </office:meta>
</office:document-meta>
</file>